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e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style:line-height-at-least="0.503cm" fo:padding="0.074cm" fo:border-left="none" fo:border-right="none" fo:border-top="none" fo:border-bottom="0.06pt solid #000000" style:join-border="false"/>
      <style:text-properties fo:color="#000000" style:font-name="Droid Sans Mono" fo:font-size="10.5pt" fo:font-weight="normal" fo:background-color="#fffffe"/>
    </style:style>
    <style:style style:name="T1" style:family="text">
      <style:text-properties fo:color="#0000ff"/>
    </style:style>
    <style:style style:name="T2" style:family="text">
      <style:text-properties fo:color="#a31515"/>
    </style:style>
    <style:style style:name="T3" style:family="text">
      <style:text-properties fo:color="#09885a"/>
    </style:style>
    <style:style style:name="T4" style:family="text">
      <style:text-properties officeooo:rsid="000d8161"/>
    </style:style>
    <style:style style:name="T5" style:family="text">
      <style:text-properties officeooo:rsid="000eec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ar</text:span> a=<text:span text:style-name="T2">'xyz'</text:span>;</text:p>
      <text:p text:style-name="P1"><text:span text:style-name="T1">var</text:span> b=<text:span text:style-name="T3">14</text:span>;</text:p>
      <text:p text:style-name="P1"><text:span text:style-name="T1">function</text:span> fn(){</text:p>
      <text:p text:style-name="P1">a=<text:span text:style-name="T2">'rty'</text:span>;</text:p>
      <text:p text:style-name="P1"><text:span text:style-name="T1">var</text:span> b=<text:span text:style-name="T2">'asd'</text:span>;</text:p>
      <text:p text:style-name="P1">console.log(a+<text:span text:style-name="T2">" "</text:span>+b); // <text:span text:style-name="T4">rty asd</text:span></text:p>
      <text:p text:style-name="P1">}</text:p>
      <text:p text:style-name="P2"/>
      <text:p text:style-name="P1">fn();</text:p>
      <text:p text:style-name="P2"/>
      <text:p text:style-name="P1">console.log(a +<text:span text:style-name="T2">" "</text:span> +b); // <text:span text:style-name="T4">rty 14</text:span></text:p>
      <text:p text:style-name="P1"/>
      <text:p text:style-name="P3"/>
      <text:p text:style-name="P1"/>
      <text:p text:style-name="P1"/>
      <text:p text:style-name="P1"><text:span text:style-name="T1">var</text:span> x=<text:span text:style-name="T3">5</text:span>;</text:p>
      <text:p text:style-name="P1"><text:span text:style-name="T1">let</text:span> y=<text:span text:style-name="T2">'abc'</text:span>;</text:p>
      <text:p text:style-name="P1"><text:span text:style-name="T1">function</text:span> outerfn(){</text:p>
      <text:p text:style-name="P1"><text:span text:style-name="T1">var</text:span> x=<text:span text:style-name="T3">10</text:span>;</text:p>
      <text:p text:style-name="P1">y=<text:span text:style-name="T2">'xyz'</text:span>;</text:p>
      <text:p text:style-name="P2"/>
      <text:p text:style-name="P1"><text:span text:style-name="T1">function</text:span> innerfn(){</text:p>
      <text:p text:style-name="P1">x=<text:span text:style-name="T3">20</text:span>;</text:p>
      <text:p text:style-name="P1"><text:span text:style-name="T1">let</text:span> y=<text:span text:style-name="T2">'jkl'</text:span>;</text:p>
      <text:p text:style-name="P1">}</text:p>
      <text:p text:style-name="P1">innerfn();</text:p>
      <text:p text:style-name="P1">console.log(x); <text:s/>// <text:span text:style-name="T5">20</text:span></text:p>
      <text:p text:style-name="P1">console.log(y); // <text:span text:style-name="T5">xyz</text:span></text:p>
      <text:p text:style-name="P1">}</text:p>
      <text:p text:style-name="P2"/>
      <text:p text:style-name="P1">outerfn();</text:p>
      <text:p text:style-name="P2"/>
      <text:p text:style-name="P1">console.log(x); // <text:span text:style-name="T5">5</text:span></text:p>
      <text:p text:style-name="P1">console.log(y); //<text:span text:style-name="T5">xyz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5:57:25.563411205</meta:creation-date>
    <dc:date>2018-10-23T16:26:06.523382118</dc:date>
    <meta:editing-duration>PT18M3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52" meta:character-count="325" meta:non-whitespace-character-count="297"/>
  </office:meta>
</office:document-meta>
</file>